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Helvetica" svg:font-family="Helvetica, Arial, sans-serif"/>
    <style:font-face style:name="Lato" svg:font-family="Lato, sans-serif"/>
    <style:font-face style:name="Lohit Devanagari1" svg:font-family="'Lohit Devanagari'"/>
    <style:font-face style:name="Monaco" svg:font-family="Monaco, 'Courier New', 'DejaVu Sans Mono', 'Bitstream Vera Sans Mono', monospace"/>
    <style:font-face style:name="Monaco1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3f9" officeooo:paragraph-rsid="0007b3f9"/>
    </style:style>
    <style:style style:name="P2" style:family="paragraph" style:parent-style-name="Standard">
      <style:text-properties officeooo:paragraph-rsid="0018571d"/>
    </style:style>
    <style:style style:name="P3" style:family="paragraph" style:parent-style-name="Standard">
      <style:text-properties officeooo:rsid="0020e237" officeooo:paragraph-rsid="0020e237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5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444444" style:font-name="Georgia" fo:letter-spacing="normal" fo:font-style="normal" fo:font-weight="normal"/>
    </style:style>
    <style:style style:name="P6" style:family="paragraph" style:parent-style-name="Preformatted_20_Text">
      <loext:graphic-properties draw:fill="solid" draw:fill-color="#f9f9f9" draw:opacity="100%"/>
      <style:paragraph-properties fo:margin-left="0cm" fo:margin-right="0cm" fo:text-align="start" style:justify-single-word="false" fo:orphans="2" fo:widows="2" fo:text-indent="0cm" style:auto-text-indent="false" fo:background-color="#f9f9f9" fo:padding="0.265cm" fo:border="0.06pt solid #cacaca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line-height="150%" fo:orphans="2" fo:widows="2" fo:text-indent="0cm" style:auto-text-indent="false"/>
      <style:text-properties fo:font-variant="normal" fo:text-transform="none" fo:color="#333333" style:font-name="Helvetica" fo:letter-spacing="normal" fo:font-style="normal" fo:font-weight="normal"/>
    </style:style>
    <style:style style:name="P8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text-align="start" style:justify-single-word="false" fo:orphans="2" fo:widows="2" fo:background-color="#f9f9f9" fo:padding="0.265cm" fo:border="0.06pt solid #cacaca"/>
    </style:style>
    <style:style style:name="P9" style:family="paragraph" style:parent-style-name="Preformatted_20_Text">
      <loext:graphic-properties draw:fill="solid" draw:fill-color="#f9f9f9" draw:opacity="100%"/>
      <style:paragraph-properties fo:text-align="start" style:justify-single-word="false" fo:orphans="2" fo:widows="2" fo:background-color="#f9f9f9" fo:padding="0.265cm" fo:border="0.06pt solid #cacaca"/>
    </style:style>
    <style:style style:name="P10" style:family="paragraph" style:parent-style-name="Heading_20_1">
      <style:text-properties fo:font-variant="normal" fo:text-transform="none" fo:color="#111111" style:font-name="Georgia" fo:letter-spacing="normal" fo:font-style="normal" fo:font-weight="normal"/>
    </style:style>
    <style:style style:name="P11" style:family="paragraph" style:parent-style-name="Heading_20_2">
      <style:text-properties fo:font-variant="normal" fo:text-transform="none" fo:color="#000000" style:font-name="Lato" fo:letter-spacing="normal" fo:font-style="normal" fo:font-weight="normal"/>
    </style:style>
    <style:style style:name="P12" style:family="paragraph" style:parent-style-name="Preformatted_20_Text">
      <style:text-properties officeooo:paragraph-rsid="0018571d"/>
    </style:style>
    <style:style style:name="P13" style:family="paragraph" style:parent-style-name="Standard">
      <style:text-properties officeooo:rsid="00299ba3" officeooo:paragraph-rsid="00299ba3"/>
    </style:style>
    <style:style style:name="P14" style:family="paragraph" style:parent-style-name="Text_20_body" style:list-style-name="L1">
      <style:paragraph-properties fo:margin-left="0cm" fo:margin-right="0cm" fo:margin-top="0cm" fo:margin-bottom="0.529cm" loext:contextual-spacing="false" fo:line-height="150%" fo:orphans="2" fo:widows="2" fo:text-indent="0cm" style:auto-text-indent="false"/>
      <style:text-properties fo:font-variant="normal" fo:text-transform="none" fo:color="#333333" style:font-name="Helvetica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6" style:family="paragraph" style:parent-style-name="Preformatted_20_Text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42%" fo:orphans="2" fo:widows="2" fo:text-indent="0cm" style:auto-text-indent="false" fo:background-color="#ffffff" fo:padding="0.265cm" fo:border="0.06pt solid #e7e6e6"/>
    </style:style>
    <style:style style:name="P17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line-height="142%" fo:orphans="2" fo:widows="2" fo:background-color="#ffffff" fo:padding="0.265cm" fo:border="0.06pt solid #e7e6e6"/>
    </style:style>
    <style:style style:name="T1" style:family="text">
      <style:text-properties officeooo:rsid="00071e46"/>
    </style:style>
    <style:style style:name="T2" style:family="text">
      <style:text-properties fo:font-variant="normal" fo:text-transform="none" fo:color="#444444" style:font-name="Monaco" fo:letter-spacing="normal" fo:font-style="normal" fo:font-weight="normal"/>
    </style:style>
    <style:style style:name="T3" style:family="text">
      <style:text-properties fo:font-variant="normal" fo:text-transform="none" fo:color="#333333" style:font-name="Monaco1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Helvetica" fo:font-size="12pt" fo:letter-spacing="normal" fo:font-style="normal" fo:font-weight="normal"/>
    </style:style>
    <style:style style:name="T5" style:family="text">
      <style:text-properties fo:font-variant="normal" fo:text-transform="none" fo:color="#555555" style:font-name="Monaco1" fo:font-size="10.5pt" fo:letter-spacing="normal" fo:font-style="normal" fo:font-weight="normal" fo:background-color="#ebeff0" loext:char-shading-value="0" loext:padding="0cm" loext:border="none"/>
    </style:style>
    <style:style style:name="T6" style:family="text">
      <style:text-properties officeooo:rsid="0018571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2"/><text:span text:style-name="T1">FOLLOW THIS LINK</text:span></text:p>
      <text:p text:style-name="Standard">https://docs.aws.amazon.com/AWSEC2/latest/UserGuide/ec2-lamp-amazon-linux-2.html <text:s text:c="6"/></text:p>
      <text:p text:style-name="Standard"/>
      <text:p text:style-name="Standard"/>
      <text:p text:style-name="Standard"/>
      <text:p text:style-name="Standard"><text:s/>creating lamp server on Amazon Linux-2(Linux-2, Apache-2.4, mysql-5.6 and Php-7.2)</text:p>
      <text:p text:style-name="Standard"/>
      <text:p text:style-name="Standard">First of all change timezone and install repo</text:p>
      <text:p text:style-name="Standard"/>
      <text:p text:style-name="Standard">#sudo timedatectl set-timezone Asia/Kolkata</text:p>
      <text:p text:style-name="Standard">#yum install epel-release</text:p>
      <text:p text:style-name="Standard">#rpm -Uvh http://rpms.famillecollet.com/enterprise/remi-release-7.rpm</text:p>
      <text:p text:style-name="Standard"/>
      <text:p text:style-name="Standard"/>
      <text:p text:style-name="Standard">#sudo yum update -y</text:p>
      <text:p text:style-name="Standard">#yum -y install httpd</text:p>
      <text:p text:style-name="Standard">#systemctl start httpd.service</text:p>
      <text:p text:style-name="Standard">#systemctl enable httpd</text:p>
      <text:p text:style-name="Standard"/>
      <text:p text:style-name="Standard">=================================================================================================</text:p>
      <text:p text:style-name="Standard"/>
      <text:p text:style-name="Standard"><text:s text:c="15"/>INSTALLATION OF PHP 7.2</text:p>
      <text:p text:style-name="Standard"/>
      <text:p text:style-name="Standard">Command to install the EPEL repository configuration package</text:p>
      <text:p text:style-name="Standard">#yum install https://dl.fedoraproject.org/pub/epel/epel-release-latest-7.noarch.rpm</text:p>
      <text:p text:style-name="Standard"/>
      <text:p text:style-name="Standard">Command to install the Remi repository configuration package:</text:p>
      <text:p text:style-name="Standard">#yum install http://rpms.remirepo.net/enterprise/remi-release-7.rpm</text:p>
      <text:p text:style-name="Standard"/>
      <text:p text:style-name="Standard">Command to install the yum-utils package (for the yum-config-manager command):</text:p>
      <text:p text:style-name="Standard">#yum install yum-utils</text:p>
      <text:p text:style-name="Standard"/>
      <text:p text:style-name="Standard">Command to install:</text:p>
      <text:p text:style-name="Standard">#yum <text:s/>install php72</text:p>
      <text:p text:style-name="Standard"/>
      <text:p text:style-name="Standard">Command to install additional packages:</text:p>
      <text:p text:style-name="Standard">#yum <text:s/>install php72-php-xxx</text:p>
      <text:p text:style-name="Standard"/>
      <text:p text:style-name="Standard">Command to install testing packages:</text:p>
      <text:p text:style-name="Standard">#yum --enablerepo=remi-test install php72-php-xxx</text:p>
      <text:p text:style-name="Standard"/>
      <text:p text:style-name="Standard"/>
      <text:p text:style-name="Standard">Command to check the installed version and available extensions:</text:p>
      <text:p text:style-name="Standard">#php72 --version</text:p>
      <text:p text:style-name="Standard">#php72 --modules</text:p>
      <text:p text:style-name="Standard"/>
      <text:p text:style-name="Standard">#systemctl restart httpd.service</text:p>
      <text:p text:style-name="Standard">#nano /var/www/html/info.php</text:p>
      <text:p text:style-name="Standard"/>
      <text:p text:style-name="Standard">&lt;?php</text:p>
      <text:p text:style-name="Standard">phpinfo();</text:p>
      <text:p text:style-name="Standard"><text:soft-page-break/></text:p>
      <text:p text:style-name="Standard">{yum --enablerepo=remi-php72 install php-mysql php-xml \</text:p>
      <text:p text:style-name="Standard">php-soap php-xmlrpc php-mbstring php-json php-gd php-mcrypt}</text:p>
      <text:p text:style-name="Standard"/>
      <text:p text:style-name="Standard">Php additional modules:</text:p>
      <text:p text:style-name="Standard"/>
      <text:p text:style-name="Standard">moderewrite</text:p>
      <text:p text:style-name="Standard">mcrypt</text:p>
      <text:p text:style-name="Standard">mbstring</text:p>
      <text:p text:style-name="Standard">gdlibrary</text:p>
      <text:p text:style-name="Standard">maxexecution 360</text:p>
      <text:p text:style-name="Standard">maxinputtime 720</text:p>
      <text:p text:style-name="Standard">memlimit 512</text:p>
      <text:p text:style-name="Standard">===============================================================================================</text:p>
      <text:p text:style-name="Standard"><text:s text:c="26"/>MYSQL 5.6</text:p>
      <text:p text:style-name="Standard"/>
      <text:p text:style-name="Standard">#wget http://repo.mysql.com/mysql-community-release-el7-5.noarch.rpm</text:p>
      <text:p text:style-name="Standard">#rpm -Uvh http://repo.mysql.com/mysql-community-release-el7-7.noarch.rpm</text:p>
      <text:p text:style-name="Standard">#yum install mysql-server</text:p>
      <text:p text:style-name="Standard">#systemctl start mysqld.service</text:p>
      <text:p text:style-name="Standard">#mysql_secure_installation</text:p>
      <text:p text:style-name="Standard">#systemctl restart mysqld.service</text:p>
      <text:p text:style-name="Standard">#systemctl enable mysqld.service</text:p>
      <text:p text:style-name="Standard">#mysql -u root -p <text:s/>(login to root)</text:p>
      <text:p text:style-name="Standard">#systemctl status httpd</text:p>
      <text:p text:style-name="Standard"/>
      <text:p text:style-name="Standard">https://tecadmin.net/install-php-7-apache-2-4-mysql-on-centos-rhel/</text:p>
      <text:p text:style-name="Standard"/>
      <text:p text:style-name="Standard"/>
      <text:p text:style-name="P2"/>
      <text:p text:style-name="P2"><text:s text:c="5"/><text:span text:style-name="T6">INSTALL MYSQL CLIENT 5.6</text:span></text:p>
      <text:p text:style-name="P2"/>
      <text:p text:style-name="P12"><text:span text:style-name="Source_20_Text"><text:s/></text:span><text:span text:style-name="Source_20_Text"><text:span text:style-name="T6">#</text:span></text:span><text:span text:style-name="Source_20_Text">wget http://dev.mysql.com/get/Downloads/MySQL-5.6/MySQL-5.6.23-1.el7.x86_64.rpm-bundle.tar</text:span></text:p>
      <text:p text:style-name="P12"><text:span text:style-name="Source_20_Text"/></text:p>
      <text:p text:style-name="P12"><text:span text:style-name="Source_20_Text"><text:span text:style-name="T6">#</text:span></text:span><text:span text:style-name="Source_20_Text">tar -xvf MySQL-5.6.23-1.el7.x86_64.rpm-bundle.tar</text:span></text:p>
      <text:p text:style-name="P12"><text:span text:style-name="Source_20_Text"><text:span text:style-name="T6">#</text:span></text:span><text:span text:style-name="Source_20_Text">sudo yum -y install MySQL-client-5.6.23-1.el7.x86_64.rpm</text:span></text:p>
      <text:p text:style-name="P12"><text:span text:style-name="Source_20_Text"><text:span text:style-name="T6">#</text:span></text:span><text:span text:style-name="Source_20_Text">sudo yum install MySQL-shared-compat-5.6.23-1.el7.x86_64.rpm <text:s text:c="25"/></text:span><text:span text:style-name="Source_20_Text"><text:span text:style-name="T6">#</text:span></text:span><text:span text:style-name="Source_20_Text">sudo yum install MySQL-server-5.6.23-1.el7.x86_64.rpm</text:span></text:p>
      <text:p text:style-name="Standard"/>
      <text:p text:style-name="Standard">https://stackoverflow.com/questions/19811159/installing-mysql-5-6-in-amazon-linux-machine</text:p>
      <text:p text:style-name="P3">=====================================================================</text:p>
      <text:p text:style-name="Standard"/>
      <text:p text:style-name="Standard">The reason behind is mysql server 5.7.10 generating the random password for the mysql.</text:p>
      <text:p text:style-name="Standard"/>
      <text:p text:style-name="Standard">so the following commands will be resolved my problem.</text:p>
      <text:p text:style-name="Standard"/>
      <text:p text:style-name="Standard">step 1. login as root</text:p>
      <text:p text:style-name="Standard"/>
      <text:p text:style-name="Standard">step 2. grep 'temporary password' /var/log/mysqld.log</text:p>
      <text:p text:style-name="Standard"/>
      <text:p text:style-name="Standard">step 3. It will show the password.</text:p>
      <text:p text:style-name="Standard"/>
      <text:p text:style-name="Standard"><text:soft-page-break/>step 4. Copy the password and do the following ,</text:p>
      <text:p text:style-name="Standard"/>
      <text:p text:style-name="Standard">4.1 mysql -u root -p</text:p>
      <text:p text:style-name="Standard"/>
      <text:p text:style-name="Standard">4.2 Enter the temporary password</text:p>
      <text:p text:style-name="Standard"/>
      <text:p text:style-name="Standard">4.3 The mysqlserver 5.7.10 has security so you need to update the password for further process in mysql shell.</text:p>
      <text:p text:style-name="Standard">https://stackoverflow.com/questions/35078234/access-denied-fro-user-rootlocalhost-on-centos-7</text:p>
      <text:p text:style-name="Standard"/>
      <text:p text:style-name="Standard"/>
      <text:p text:style-name="Standard">So to reset the root password, you still start mySQL with --skip-grant-tables options and update the user table, but how you do it has changed.</text:p>
      <text:p text:style-name="Standard"/>
      <text:p text:style-name="Standard">1. Stop mysql:</text:p>
      <text:p text:style-name="Standard">#systemctl stop mysqld</text:p>
      <text:p text:style-name="Standard"/>
      <text:p text:style-name="Standard">2. Set the mySQL environment option </text:p>
      <text:p text:style-name="Standard">#systemctl set-environment MYSQLD_OPTS="--skip-grant-tables"</text:p>
      <text:p text:style-name="Standard"/>
      <text:p text:style-name="Standard">3. Start mysql usig the options you just set</text:p>
      <text:p text:style-name="Standard">#systemctl start mysqld</text:p>
      <text:p text:style-name="Standard"/>
      <text:p text:style-name="Standard">4. Login as root</text:p>
      <text:p text:style-name="Standard">#mysql -u root</text:p>
      <text:p text:style-name="Standard"/>
      <text:p text:style-name="Standard">5. Update the root user password with these mysql commands</text:p>
      <text:p text:style-name="Standard">#mysql&gt; UPDATE mysql.user SET authentication_string = PASSWORD('MyNewPassword')</text:p>
      <text:p text:style-name="Standard"># <text:s text:c="3"/>-&gt; WHERE User = 'root' AND Host = 'localhost';</text:p>
      <text:p text:style-name="Standard">#mysql&gt; FLUSH PRIVILEGES;</text:p>
      <text:p text:style-name="Standard">#mysql&gt; quit</text:p>
      <text:p text:style-name="Standard"/>
      <text:p text:style-name="Standard">*** Edit ***</text:p>
      <text:p text:style-name="Standard">As mentioned my shokulei in the comments, for 5.7.6 and later, you should use </text:p>
      <text:p text:style-name="Standard"># <text:s text:c="2"/>mysql&gt; ALTER USER 'root'@'localhost' IDENTIFIED BY 'MyNewPass';</text:p>
      <text:p text:style-name="Standard">Or you'll get a warning</text:p>
      <text:p text:style-name="Standard"/>
      <text:p text:style-name="Standard">6. Stop mysql</text:p>
      <text:p text:style-name="Standard">#systemctl stop mysqld</text:p>
      <text:p text:style-name="Standard"/>
      <text:p text:style-name="Standard">7. Unset the mySQL envitroment option so it starts normally next time</text:p>
      <text:p text:style-name="Standard">#systemctl unset-environment MYSQLD_OPTS</text:p>
      <text:p text:style-name="Standard"/>
      <text:p text:style-name="Standard">8. Start mysql normally:</text:p>
      <text:p text:style-name="Standard">#systemctl start mysqld</text:p>
      <text:p text:style-name="Standard"/>
      <text:p text:style-name="Standard">Try to login using your new password:</text:p>
      <text:p text:style-name="Standard">7. #mysql -u root -p</text:p>
      <text:p text:style-name="Standard"/>
      <text:p text:style-name="Standard"><text:a xlink:type="simple" xlink:href="https://stackoverflow.com/questions/33510184/change-mysql-root-password-on-centos7" text:style-name="Internet_20_link" text:visited-style-name="Visited_20_Internet_20_Link">https://stackoverflow.com/questions/33510184/change-mysql-root-password-on-centos7</text:a></text:p>
      <text:h text:style-name="P11" text:outline-level="2"><text:bookmark text:name="reset-the-mysql-root-password"/><text:soft-page-break/>Reset the MySQL Root Password<draw:frame draw:style-name="fr1" draw:name="Frame1" text:anchor-type="char" svg:width="0.041cm" draw:z-index="0"><draw:text-box fo:min-height="0.041cm"><text:p text:style-name="Text_20_body">Permalink</text:p></draw:text-box></draw:frame></text:h>
      <text:p text:style-name="P7">If you forget your root MySQL password, it can be reset.</text:p>
      <text:list xml:id="list3206622790" text:style-name="L1">
        <text:list-item>
          <text:p text:style-name="P14">Stop the current MySQL server instance, then restart it with an option to not ask for a password.</text:p>
          <text:p text:style-name="P16"><text:span text:style-name="Source_20_Text"><text:span text:style-name="T3">sudo systemctl stop mysqld</text:span></text:span></text:p>
          <text:p text:style-name="P17"><text:span text:style-name="Source_20_Text"><text:span text:style-name="T3">sudo mysqld_safe --skip-grant-tables &amp;</text:span></text:span></text:p>
        </text:list-item>
        <text:list-item>
          <text:p text:style-name="P14">Reconnect to the MySQL server with the MySQL root account.</text:p>
          <text:p text:style-name="P16"><text:span text:style-name="Source_20_Text"><text:span text:style-name="T3">mysql -u root</text:span></text:span></text:p>
        </text:list-item>
        <text:list-item>
          <text:p text:style-name="P15"><text:span text:style-name="T4">Use the following commands to reset root’s password. Replace </text:span><text:span text:style-name="Source_20_Text"><text:span text:style-name="T5">password</text:span></text:span><text:span text:style-name="T4"> with a strong password.</text:span></text:p>
          <text:p text:style-name="P16"><text:span text:style-name="Source_20_Text"><text:span text:style-name="T3">use mysql;</text:span></text:span></text:p>
          <text:p text:style-name="P17"><text:span text:style-name="Source_20_Text"><text:span text:style-name="T3">update user SET PASSWORD=PASSWORD("password") WHERE USER='root';</text:span></text:span></text:p>
          <text:p text:style-name="P17"><text:span text:style-name="Source_20_Text"><text:span text:style-name="T3">flush privileges;</text:span></text:span></text:p>
          <text:p text:style-name="P17"><text:span text:style-name="Source_20_Text"><text:span text:style-name="T3">exit</text:span></text:span></text:p>
        </text:list-item>
        <text:list-item>
          <text:p text:style-name="P14">Then restart MySQL.</text:p>
          <text:p text:style-name="P16"><text:span text:style-name="Source_20_Text"><text:span text:style-name="T3">sudo systemctl start mysqld</text:span></text:span></text:p>
        </text:list-item>
      </text:list>
      <text:p text:style-name="Text_20_body"><text:line-break/></text:p>
      <text:p text:style-name="Standard"/>
      <text:p text:style-name="Standard">================================================================================================</text:p>
      <text:p text:style-name="Standard"/>
      <text:p text:style-name="Standard"/>
      <text:p text:style-name="Standard"/>
      <text:p text:style-name="Standard"/>
      <text:p text:style-name="Standard"/>
      <text:p text:style-name="Standard">installing ftp and creating user.</text:p>
      <text:p text:style-name="Standard"/>
      <text:p text:style-name="Standard">#yum -y update</text:p>
      <text:p text:style-name="Standard">#yum -y install vsftpd</text:p>
      <text:p text:style-name="Standard">#vim /etc/vsftpd/vsftpd.conf</text:p>
      <text:p text:style-name="Standard">#anonymous_enable=NO <text:s text:c="5"/></text:p>
      <text:p text:style-name="Standard">#local_enable=YES <text:s text:c="12"/>{uncomment}</text:p>
      <text:p text:style-name="Standard">#write_enable=YES <text:s text:c="12"/>{uncomment}</text:p>
      <text:p text:style-name="Standard">#chroot_local_user=YES <text:s text:c="7"/>{uncomment}</text:p>
      <text:p text:style-name="Standard">#vim /etc/vsftpd/chroot_list</text:p>
      <text:p text:style-name="Standard"><text:soft-page-break/>#systemctl restart vsftpd</text:p>
      <text:p text:style-name="Standard">#systemctl enable vsftpd</text:p>
      <text:p text:style-name="Standard">#setsebool -P ftp_home_dir on</text:p>
      <text:p text:style-name="Standard">#useradd username</text:p>
      <text:p text:style-name="Standard">#passwd username</text:p>
      <text:p text:style-name="Standard">enter password=</text:p>
      <text:p text:style-name="Standard"/>
      <text:p text:style-name="Standard">==================================================================================================</text:p>
      <text:p text:style-name="Standard"/>
      <text:p text:style-name="Standard"><text:s text:c="13"/>CREATING JAILED USER:</text:p>
      <text:p text:style-name="Standard"><text:s/></text:p>
      <text:p text:style-name="Standard">#sudo adduser sammyfiles</text:p>
      <text:p text:style-name="Standard">#sudo passwd sammyfiles</text:p>
      <text:p text:style-name="Standard">#sudo mkdir -p /var/sftp/uploads</text:p>
      <text:p text:style-name="Standard">#sudo chown root:root /var/sftp</text:p>
      <text:p text:style-name="Standard">#sudo chmod 755 /var/sftp</text:p>
      <text:p text:style-name="Standard">#sudo chown sammyfiles:sammyfiles /var/sftp/uploads</text:p>
      <text:p text:style-name="Standard"/>
      <text:p text:style-name="Standard"/>
      <text:p text:style-name="Standard">Restricting Access to One Directory</text:p>
      <text:p text:style-name="Standard"/>
      <text:p text:style-name="Standard">#sudo vi /etc/ssh/sshd_config</text:p>
      <text:p text:style-name="Standard"/>
      <text:p text:style-name="Standard">Scroll to the very bottom of the file and append the following configuration snippet:</text:p>
      <text:p text:style-name="Standard"/>
      <text:p text:style-name="Standard">. . .</text:p>
      <text:p text:style-name="Standard"/>
      <text:p text:style-name="Standard">Match User sammyfiles</text:p>
      <text:p text:style-name="Standard">ForceCommand internal-sftp</text:p>
      <text:p text:style-name="Standard">PasswordAuthentication yes</text:p>
      <text:p text:style-name="Standard">ChrootDirectory /var/sftp</text:p>
      <text:p text:style-name="Standard">PermitTunnel no</text:p>
      <text:p text:style-name="Standard">AllowAgentForwarding no</text:p>
      <text:p text:style-name="Standard">AllowTcpForwarding no</text:p>
      <text:p text:style-name="Standard">X11Forwarding no</text:p>
      <text:p text:style-name="Standard"/>
      <text:p text:style-name="P13">set password authentication</text:p>
      <text:p text:style-name="P13">Passwordauthentication : yes</text:p>
      <text:p text:style-name="Standard"/>
      <text:p text:style-name="Standard">#sudo systemctl restart sshd</text:p>
      <text:p text:style-name="Standard"/>
      <text:p text:style-name="Standard">#sftp sammyfiles@localhost</text:p>
      <text:p text:style-name="Standard"/>
      <text:p text:style-name="Standard">DONE</text:p>
      <text:p text:style-name="Standard"/>
      <text:p text:style-name="Standard">https://www.digitalocean.com/community/tutorials/how-to-enable-sftp-without-shell-access-on-centos-7</text:p>
      <text:p text:style-name="Standard">===============================================================================================</text:p>
      <text:p text:style-name="Standard"/>
      <text:p text:style-name="Standard"/>
      <text:p text:style-name="Standard"><text:soft-page-break/><text:s text:c="10"/>CREATING VIRTUAL HOST (MULTIPLE WEBSITES)</text:p>
      <text:p text:style-name="Standard"/>
      <text:p text:style-name="Standard">Now, create two directory for websites www.vhost1.com and www.vhost2.com under Apache default document root directory.</text:p>
      <text:p text:style-name="Standard"/>
      <text:p text:style-name="Standard">#sudo mkdir -p /var/www/html/www.vhost1.com</text:p>
      <text:p text:style-name="Standard">#sudo mkdir -p /var/www/html/www.vhost2.com</text:p>
      <text:p text:style-name="Standard"/>
      <text:p text:style-name="Standard"/>
      <text:p text:style-name="Standard">Now, you need to create an index.html file for each website which will identify that specific domain.</text:p>
      <text:p text:style-name="Standard"/>
      <text:p text:style-name="Standard">Let's create an index.html file for the www.vhost1.com virtual host.</text:p>
      <text:p text:style-name="Standard"/>
      <text:p text:style-name="Standard">#sudo nano /var/www/html/www.vhost1.com/index.html</text:p>
      <text:p text:style-name="Standard"/>
      <text:p text:style-name="Standard">Add the following content.</text:p>
      <text:p text:style-name="Standard"/>
      <text:p text:style-name="Standard">&lt;html&gt;</text:p>
      <text:p text:style-name="Standard"/>
      <text:p text:style-name="Standard">&lt;head&gt;</text:p>
      <text:p text:style-name="Standard"><text:s/>&lt;title&gt;www.vhost1.com&lt;/title&gt;</text:p>
      <text:p text:style-name="Standard">&lt;/head&gt;</text:p>
      <text:p text:style-name="Standard"/>
      <text:p text:style-name="Standard">&lt;body&gt;</text:p>
      <text:p text:style-name="Standard"><text:s/>&lt;h1&gt;The vhost1.com virtual host is working!&lt;/h1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>#sudo nano /var/www/html/www.vhost2.com/index.html</text:p>
      <text:p text:style-name="Standard"/>
      <text:p text:style-name="Standard">&lt;html&gt;</text:p>
      <text:p text:style-name="Standard"/>
      <text:p text:style-name="Standard">&lt;head&gt;</text:p>
      <text:p text:style-name="Standard"><text:s/>&lt;title&gt;www.vhost2.com&lt;/title&gt;</text:p>
      <text:p text:style-name="Standard">&lt;/head&gt;</text:p>
      <text:p text:style-name="Standard"/>
      <text:p text:style-name="Standard">&lt;body&gt;</text:p>
      <text:p text:style-name="Standard"><text:s/>&lt;h1&gt;The vhost2.com virtual host is working!&lt;/h1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>You can change the ownership with the chown command.</text:p>
      <text:p text:style-name="Standard"/>
      <text:p text:style-name="Standard">#sudo chown -R apache:apache /var/www/html/www.vhost1.com</text:p>
      <text:p text:style-name="Standard">#sudo chown -R apache:apache /var/www/html/www.vhost2.com</text:p>
      <text:p text:style-name="Standard"/>
      <text:p text:style-name="Standard"/>
      <text:p text:style-name="Standard"><text:soft-page-break/></text:p>
      <text:p text:style-name="Standard"/>
      <text:p text:style-name="Standard">You should also make the Apache document root /var/www/html directory world readable, so that everyone can read files from that directory.</text:p>
      <text:p text:style-name="Standard"/>
      <text:p text:style-name="Standard">#sudo chmod -R 755 /var/www/html</text:p>
      <text:p text:style-name="Standard"/>
      <text:p text:style-name="Standard">Let's create a virtual host file for the website www.vhost1.com.</text:p>
      <text:p text:style-name="Standard"/>
      <text:p text:style-name="Standard">#sudo nano /etc/httpd/conf.d/vhost1.com.conf</text:p>
      <text:p text:style-name="Standard"/>
      <text:p text:style-name="Standard">Add the following content.</text:p>
      <text:p text:style-name="Standard"/>
      <text:p text:style-name="Standard">&lt;VirtualHost *:80&gt;</text:p>
      <text:p text:style-name="Standard"/>
      <text:p text:style-name="Standard"><text:s text:c="2"/>ServerName www.vhost1.com</text:p>
      <text:p text:style-name="Standard"><text:s text:c="2"/>ServerAlias vhost1.com</text:p>
      <text:p text:style-name="Standard"><text:s text:c="2"/>DocumentRoot /var/www/html/www.vhost1.com</text:p>
      <text:p text:style-name="Standard"><text:s text:c="2"/>ErrorLog /var/www/html/www.vhost1.com/error.log</text:p>
      <text:p text:style-name="Standard"><text:s text:c="2"/>CustomLog /var/www/html/www.vhost1.com/access.log combined</text:p>
      <text:p text:style-name="Standard"/>
      <text:p text:style-name="Standard">&lt;/VirtualHost&gt;</text:p>
      <text:p text:style-name="Standard"/>
      <text:p text:style-name="Standard">Similarly, create a virtual host file for the website www.vhost2.com.</text:p>
      <text:p text:style-name="Standard"/>
      <text:p text:style-name="Standard">#sudo nano /etc/httpd/conf.d/vhost2.com.conf</text:p>
      <text:p text:style-name="Standard"/>
      <text:p text:style-name="Standard">Add the following content.</text:p>
      <text:p text:style-name="Standard"/>
      <text:p text:style-name="Standard">&lt;VirtualHost *:80&gt;</text:p>
      <text:p text:style-name="Standard"/>
      <text:p text:style-name="Standard"><text:s text:c="2"/>ServerName www.vhost2.com</text:p>
      <text:p text:style-name="Standard"><text:s text:c="2"/>ServerAlias vhost2.com</text:p>
      <text:p text:style-name="Standard"><text:s text:c="2"/>DocumentRoot /var/www/html/www.vhost2.com</text:p>
      <text:p text:style-name="Standard"><text:s text:c="2"/>ErrorLog /var/www/html/www.vhost2.com/error.log</text:p>
      <text:p text:style-name="Standard"><text:s text:c="2"/>CustomLog /var/www/html/www.vhost2.com/access.log combined</text:p>
      <text:p text:style-name="Standard"/>
      <text:p text:style-name="Standard">&lt;/VirtualHost&gt;</text:p>
      <text:p text:style-name="Standard"/>
      <text:p text:style-name="Standard">#sudo apachectl restart</text:p>
      <text:p text:style-name="Standard"/>
      <text:p text:style-name="Standard">To do this, on the desktop Linux machine that you want to access the www.vhost1.com and www.vhost2.com websites from, open the /etc/hosts file:</text:p>
      <text:p text:style-name="Standard"/>
      <text:p text:style-name="Standard">#sudo nano /etc/hosts</text:p>
      <text:p text:style-name="Standard"/>
      <text:p text:style-name="Standard"/>
      <text:p text:style-name="Standard">Add the following lines, using the static IP address of your server:</text:p>
      <text:p text:style-name="Standard"/>
      <text:p text:style-name="Standard">#192.0.2.0 www.vhost1.com</text:p>
      <text:p text:style-name="Standard">#192.0.2.0 www.vhost2.com</text:p>
      <text:p text:style-name="Standard"><text:soft-page-break/>==============================================================================================</text:p>
      <text:p text:style-name="Standard"/>
      <text:p text:style-name="Standard"/>
      <text:p text:style-name="Standard">After the syntax check is done, restart Apache to make these changes take effect.</text:p>
      <text:p text:style-name="Standard"/>
      <text:p text:style-name="Standard">#sudo systemctl restart httpd</text:p>
      <text:p text:style-name="Standard"/>
      <text:p text:style-name="Standard"/>
      <text:p text:style-name="Standard"/>
      <text:p text:style-name="Standard"/>
      <text:p text:style-name="Standard"/>
      <text:p text:style-name="Standard">~command to list the users</text:p>
      <text:p text:style-name="Standard"/>
      <text:p text:style-name="Standard">#cut -d: -f1 /etc/passwd</text:p>
      <text:p text:style-name="Standard"/>
      <text:p text:style-name="Standard">#less /etc/passwd</text:p>
      <text:p text:style-name="Standard">#cat /etc/passwd</text:p>
      <text:p text:style-name="Standard"/>
      <text:p text:style-name="Standard">https://rpms.remirepo.net/wizard/</text:p>
      <text:p text:style-name="Standard"/>
      <text:p text:style-name="Standard">=================================================================================================</text:p>
      <text:p text:style-name="Standard"><text:s text:c="29"/>CLOUDWATCH</text:p>
      <text:p text:style-name="Standard">https://engageinteractive.co.uk/blog/aws-cloudwatch-reporting-ram-disk-usage-and-more</text:p>
      <text:p text:style-name="Standard"/>
      <text:p text:style-name="Standard">==================================================================================================</text:p>
      <text:p text:style-name="Standard"><text:s text:c="24"/>LAMBDA FUNCTION</text:p>
      <text:p text:style-name="Standard">LambdaAMIBackups.py</text:p>
      <text:p text:style-name="Standard">https://gist.github.com/bkozora/724e01903a9ad481d21e</text:p>
      <text:p text:style-name="Standard"/>
      <text:p text:style-name="Standard">LambdaAMICleanup.py</text:p>
      <text:p text:style-name="P4">https://gist.github.com/bkozora/d4f1cf0e5cf26acdd377</text:p>
      <text:p text:style-name="P1"/>
      <text:p text:style-name="Standard">Custom RDP port for Windows</text:p>
      <text:p text:style-name="Standard"/>
      <text:p text:style-name="Standard">Run :&gt;regedit</text:p>
      <text:p text:style-name="Standard">HKEY_LOCAL_MACHINE</text:p>
      <text:p text:style-name="Standard">SYSTEM</text:p>
      <text:p text:style-name="Standard">CurrentControlSet</text:p>
      <text:p text:style-name="Standard">Control</text:p>
      <text:p text:style-name="Standard">Terminal Server</text:p>
      <text:p text:style-name="Standard">RDP-TCP</text:p>
      <text:p text:style-name="Standard">Search and edit port number</text:p>
      <text:p text:style-name="Standard">Add new Inbound rule for the same in firewall</text:p>
      <text:p text:style-name="Standard">Disabled previous rule</text:p>
      <text:p text:style-name="Standard"/>
      <text:p text:style-name="Standard"/>
      <text:h text:style-name="P10" text:outline-level="1"><text:soft-page-break/>Enable PHP error logging</text:h>
      <text:p text:style-name="P5">In php.ini:</text:p>
      <text:p text:style-name="P6"><text:span text:style-name="Source_20_Text"><text:span text:style-name="T2">display_errors = Off</text:span></text:span></text:p>
      <text:p text:style-name="P9"><text:span text:style-name="Source_20_Text"><text:span text:style-name="T2">log_errors = On</text:span></text:span></text:p>
      <text:p text:style-name="P8"><text:span text:style-name="Source_20_Text"><text:span text:style-name="T2">error_log = /var/log/php-errors.log</text:span></text:span></text:p>
      <text:p text:style-name="P5">Make the log file, and writable by www-data:</text:p>
      <text:p text:style-name="P6"><text:span text:style-name="Source_20_Text"><text:span text:style-name="T2">sudo touch /var/log/php-errors.log</text:span></text:span></text:p>
      <text:p text:style-name="P8"><text:span text:style-name="Source_20_Text"><text:span text:style-name="T2">sudo chown www-data:www-data /var/log/php-errors.log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serif"/>
    <style:font-face style:name="Helvetica" svg:font-family="Helvetica, Arial, sans-serif"/>
    <style:font-face style:name="Lato" svg:font-family="Lato, sans-serif"/>
    <style:font-face style:name="Lohit Devanagari1" svg:font-family="'Lohit Devanagari'"/>
    <style:font-face style:name="Monaco" svg:font-family="Monaco, 'Courier New', 'DejaVu Sans Mono', 'Bitstream Vera Sans Mono', monospace"/>
    <style:font-face style:name="Monaco1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2:18:07.984985426</meta:creation-date>
    <dc:date>2018-12-12T15:26:25.520722829</dc:date>
    <meta:editing-duration>PT1H19M18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9" meta:paragraph-count="250" meta:word-count="1022" meta:character-count="9750" meta:non-whitespace-character-count="8726"/>
  </office:meta>
</office:document-meta>
</file>